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rErrorMessagesTests.testBrokenExpression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serErrorMessagesTests.testBrokenExpression0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ErrorMessagesTests.testBrokenExpression0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ErrorMessagesTests.testBrokenExpression0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ErrorMessagesTests.testBrokenExpression0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